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25cc8" officeooo:paragraph-rsid="00125cc8"/>
    </style:style>
    <style:style style:name="P2" style:family="paragraph" style:parent-style-name="Text_20_body">
      <style:text-properties officeooo:rsid="0012bf6e" officeooo:paragraph-rsid="0012bf6e"/>
    </style:style>
    <style:style style:name="P3" style:family="paragraph" style:parent-style-name="Text_20_body" style:list-style-name="L1">
      <style:text-properties officeooo:rsid="0012bf6e" officeooo:paragraph-rsid="0012bf6e"/>
    </style:style>
    <style:style style:name="P4" style:family="paragraph" style:parent-style-name="Text_20_body" style:list-style-name="L1">
      <style:text-properties officeooo:rsid="0012bf6e" officeooo:paragraph-rsid="0017f4d1"/>
    </style:style>
    <style:style style:name="P5" style:family="paragraph" style:parent-style-name="Text_20_body" style:list-style-name="L1">
      <style:text-properties officeooo:rsid="001303ce" officeooo:paragraph-rsid="001303ce"/>
    </style:style>
    <style:style style:name="P6" style:family="paragraph" style:parent-style-name="Text_20_body" style:list-style-name="L1">
      <style:text-properties officeooo:rsid="00147757" officeooo:paragraph-rsid="00159433"/>
    </style:style>
    <style:style style:name="P7" style:family="paragraph" style:parent-style-name="Text_20_body" style:list-style-name="L1">
      <style:text-properties officeooo:rsid="00159433" officeooo:paragraph-rsid="00159433"/>
    </style:style>
    <style:style style:name="P8" style:family="paragraph" style:parent-style-name="Text_20_body" style:list-style-name="L1">
      <style:text-properties officeooo:rsid="00159433" officeooo:paragraph-rsid="0017f4d1"/>
    </style:style>
    <style:style style:name="P9" style:family="paragraph" style:parent-style-name="Text_20_body" style:list-style-name="L1">
      <style:text-properties officeooo:rsid="0016c446" officeooo:paragraph-rsid="0016c446"/>
    </style:style>
    <style:style style:name="P10" style:family="paragraph" style:parent-style-name="Text_20_body" style:list-style-name="L1">
      <style:text-properties officeooo:rsid="0016c446" officeooo:paragraph-rsid="0017f4d1"/>
    </style:style>
    <style:style style:name="P11" style:family="paragraph" style:parent-style-name="Text_20_body">
      <style:text-properties officeooo:rsid="0016c446" officeooo:paragraph-rsid="0016c446"/>
    </style:style>
    <style:style style:name="P12" style:family="paragraph" style:parent-style-name="Text_20_body">
      <style:text-properties officeooo:rsid="0017f4d1" officeooo:paragraph-rsid="0017f4d1"/>
    </style:style>
    <style:style style:name="P13" style:family="paragraph" style:parent-style-name="Text_20_body" style:list-style-name="L2">
      <style:text-properties officeooo:rsid="0017f4d1" officeooo:paragraph-rsid="0017f4d1"/>
    </style:style>
    <style:style style:name="P14" style:family="paragraph" style:parent-style-name="Text_20_body" style:list-style-name="L2">
      <style:text-properties officeooo:rsid="0017f4d1" officeooo:paragraph-rsid="001841fe"/>
    </style:style>
    <style:style style:name="P15" style:family="paragraph" style:parent-style-name="Text_20_body" style:list-style-name="L2">
      <style:text-properties officeooo:rsid="001841fe" officeooo:paragraph-rsid="001841fe"/>
    </style:style>
    <style:style style:name="P16" style:family="paragraph" style:parent-style-name="Text_20_body">
      <style:text-properties officeooo:rsid="001841fe" officeooo:paragraph-rsid="001841fe"/>
    </style:style>
    <style:style style:name="P17" style:family="paragraph" style:parent-style-name="Text_20_body">
      <style:text-properties officeooo:rsid="0018a45a" officeooo:paragraph-rsid="0018a45a"/>
    </style:style>
    <style:style style:name="P18" style:family="paragraph" style:parent-style-name="Subtitle">
      <style:text-properties officeooo:rsid="00125cc8" officeooo:paragraph-rsid="00125cc8"/>
    </style:style>
    <style:style style:name="P19" style:family="paragraph" style:parent-style-name="Title" style:master-page-name="First_20_Page">
      <style:paragraph-properties style:page-number="auto"/>
      <style:text-properties officeooo:rsid="00125cc8" officeooo:paragraph-rsid="00125cc8"/>
    </style:style>
    <style:style style:name="P20" style:family="paragraph" style:parent-style-name="Title">
      <style:text-properties officeooo:rsid="00125cc8" officeooo:paragraph-rsid="00125cc8"/>
    </style:style>
    <style:style style:name="P21" style:family="paragraph" style:parent-style-name="Heading_20_2">
      <style:paragraph-properties fo:break-before="page"/>
    </style:style>
    <style:style style:name="P22" style:family="paragraph" style:parent-style-name="Heading_20_2">
      <style:text-properties officeooo:rsid="0012bf6e" officeooo:paragraph-rsid="0012bf6e"/>
    </style:style>
    <style:style style:name="P23" style:family="paragraph" style:parent-style-name="Heading_20_2">
      <style:text-properties officeooo:rsid="001841fe" officeooo:paragraph-rsid="001841fe"/>
    </style:style>
    <style:style style:name="T1" style:family="text">
      <style:text-properties officeooo:rsid="0012bf6e"/>
    </style:style>
    <style:style style:name="T2" style:family="text">
      <style:text-properties fo:font-style="italic" style:font-style-asian="italic" style:font-style-complex="italic"/>
    </style:style>
    <style:style style:name="T3" style:family="text">
      <style:text-properties officeooo:rsid="001303ce"/>
    </style:style>
    <style:style style:name="T4" style:family="text">
      <style:text-properties fo:font-style="normal" style:font-style-asian="normal" style:font-style-complex="normal"/>
    </style:style>
    <style:style style:name="T5" style:family="text">
      <style:text-properties fo:font-style="normal" officeooo:rsid="0012bf6e" style:font-style-asian="normal" style:font-style-complex="normal"/>
    </style:style>
    <style:style style:name="T6" style:family="text">
      <style:text-properties fo:font-style="normal" officeooo:rsid="00159433" style:font-style-asian="normal" style:font-style-complex="normal"/>
    </style:style>
    <style:style style:name="T7" style:family="text">
      <style:text-properties fo:font-style="normal" officeooo:rsid="001303ce" style:font-style-asian="normal" style:font-style-complex="normal"/>
    </style:style>
    <style:style style:name="T8" style:family="text">
      <style:text-properties fo:font-style="normal" officeooo:rsid="001841fe" style:font-style-asian="normal" style:font-style-complex="normal"/>
    </style:style>
    <style:style style:name="T9" style:family="text">
      <style:text-properties fo:font-style="normal" officeooo:rsid="0017f4d1" style:font-style-asian="normal" style:font-style-complex="normal"/>
    </style:style>
    <style:style style:name="T10" style:family="text">
      <style:text-properties officeooo:rsid="001841fe"/>
    </style:style>
    <style:style style:name="T11" style:family="text">
      <style:text-properties officeooo:rsid="0018a45a"/>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
      <text:p text:style-name="P20">The Calculus of War</text:p>
      <text:p text:style-name="P18">SML Project Design Documentation </text:p>
      <text:p text:style-name="P18">Matthew Duffy</text:p>
      <text:p text:style-name="P18">CS 355, Summer 2018</text:p>
      <text:h text:style-name="P21" text:outline-level="2">Introduction:</text:h>
      <text:p text:style-name="P1">This program was designed to take input regarding a number of variables and determine the attrition rates of <text:span text:style-name="T1">both an Attacker’s and Defender’s army. The general idea of the program is to determine when the war will end based on the level of attrition and prosecution by both the Attacker and Defender. The program will also determine the withdrawal rate of the Defender, or the rate the front moves.</text:span></text:p>
      <text:p text:style-name="P1"/>
      <text:h text:style-name="P22" text:outline-level="2"><text:span text:style-name="T10">Data</text:span> Design:</text:h>
      <text:p text:style-name="P2">Variables that need to be filled <text:span text:style-name="T3">before the simulation can run </text:span>are:</text:p>
      <text:list xml:id="list3680863966955887910" text:style-name="L1">
        <text:list-item>
          <text:p text:style-name="P3">Attacker’s ground lethality surviving at start of <text:span text:style-name="T2">t</text:span>th day (in code as AGL)</text:p>
        </text:list-item>
        <text:list-item>
          <text:p text:style-name="P5">Attacker’s threshold, or equilibrium, attrition rate; the value the Attacker seeks to achieve and sustain <text:span text:style-name="T1">(in code as </text:span>ATL<text:span text:style-name="T1">)</text:span></text:p>
        </text:list-item>
        <text:list-item>
          <text:p text:style-name="P6">Defender’s ground lethality survivint at the start of <text:span text:style-name="T2">t</text:span><text:span text:style-name="T4">th day </text:span><text:span text:style-name="T5">(in code as </text:span><text:span text:style-name="T4">DGL</text:span><text:span text:style-name="T5">)</text:span></text:p>
        </text:list-item>
        <text:list-item>
          <text:p text:style-name="P7"><text:span text:style-name="T5">A</text:span><text:span text:style-name="T4">ttacker’s ground lethality killed per Defender’s ground lethality killed (average ground-to-ground casualty-exchange ratio) (in code as p)</text:span></text:p>
        </text:list-item>
        <text:list-item>
          <text:p text:style-name="P7"><text:span text:style-name="T4">Defender’s total ground-lethality attrition rate per day (in code as ADT)</text:span></text:p>
        </text:list-item>
        <text:list-item>
          <text:p text:style-name="P9"><text:span text:style-name="T4">Defender’s maximum rate of withdrawal </text:span><text:span text:style-name="T6">(in code as </text:span><text:span text:style-name="T4">Wmax</text:span><text:span text:style-name="T6">)</text:span></text:p>
        </text:list-item>
        <text:list-item>
          <text:p text:style-name="P9"><text:span text:style-name="T6">D</text:span><text:span text:style-name="T4">efender’s close air support (CAS) aircraft surviving at start of </text:span><text:span text:style-name="T2">t</text:span><text:span text:style-name="T4">th day </text:span><text:span text:style-name="T6">(in code as </text:span><text:span text:style-name="T4">Da</text:span><text:span text:style-name="T6">)</text:span></text:p>
        </text:list-item>
        <text:list-item>
          <text:p text:style-name="P9"><text:span text:style-name="T6">D</text:span><text:span text:style-name="T4">efender’s CAS aircraft attrition rate per sortie </text:span><text:span text:style-name="T6">(in code as </text:span><text:span text:style-name="T4">Ada</text:span><text:span text:style-name="T6">)</text:span></text:p>
        </text:list-item>
        <text:list-item>
          <text:p text:style-name="P9"><text:span text:style-name="T6">D</text:span><text:span text:style-name="T4">efender’s CAS daily sortie rate </text:span><text:span text:style-name="T6">(in code as </text:span><text:span text:style-name="T4">Sd</text:span><text:span text:style-name="T6">)</text:span></text:p>
        </text:list-item>
        <text:list-item>
          <text:p text:style-name="P9"><text:span text:style-name="T6">A</text:span><text:span text:style-name="T4">ttacker’s armored fighting vehicles (AFVs) killed per Defender CAS sortie </text:span><text:span text:style-name="T6">(in code as </text:span><text:span text:style-name="T4">Kd</text:span><text:span text:style-name="T6">)</text:span></text:p>
        </text:list-item>
        <text:list-item>
          <text:p text:style-name="P9"><text:span text:style-name="T6">A</text:span><text:span text:style-name="T4">ttacker’s CAS aircraft survivng at start of </text:span><text:span text:style-name="T2">t</text:span><text:span text:style-name="T4">th day </text:span><text:span text:style-name="T6">(in code as </text:span><text:span text:style-name="T4">Aa</text:span><text:span text:style-name="T6">)</text:span></text:p>
        </text:list-item>
        <text:list-item>
          <text:p text:style-name="P9"><text:span text:style-name="T6">A</text:span><text:span text:style-name="T4">ttacker’s CAS aircraft attrition rate per sortie </text:span><text:span text:style-name="T6">(in code as </text:span><text:span text:style-name="T4">Aaa</text:span><text:span text:style-name="T6">)</text:span></text:p>
        </text:list-item>
        <text:list-item>
          <text:p text:style-name="P9"><text:span text:style-name="T6">D</text:span><text:span text:style-name="T4">efender’s AFVs killed per Attacker CAS sortie rate </text:span><text:span text:style-name="T6">(in code as </text:span><text:span text:style-name="T4">Ka</text:span><text:span text:style-name="T6">)</text:span></text:p>
        </text:list-item>
        <text:list-item>
          <text:p text:style-name="P9"><text:span text:style-name="T6">A</text:span><text:span text:style-name="T4">ttacker’s CAS daily sortie rate </text:span><text:span text:style-name="T6">(in code as </text:span><text:span text:style-name="T4">Sa)</text:span></text:p>
        </text:list-item>
        <text:list-item>
          <text:p text:style-name="P9"><text:span text:style-name="T4">AFVs per division equivalent </text:span><text:span text:style-name="T6">(in code as </text:span><text:span text:style-name="T4">V</text:span><text:span text:style-name="T6">)</text:span></text:p>
        </text:list-item>
        <text:list-item>
          <text:p text:style-name="P9"><text:span text:style-name="T6">L</text:span><text:span text:style-name="T4">ethality points per division equivalent </text:span><text:span text:style-name="T6">(in code as </text:span><text:span text:style-name="T4">L</text:span><text:span text:style-name="T6">)</text:span></text:p>
        </text:list-item>
      </text:list>
      <text:p text:style-name="P11"><text:soft-page-break/><text:span text:style-name="T6">N</text:span><text:span text:style-name="T4">ote: The above variables are filled per the values given in Joshua Epstein’s </text:span><text:span text:style-name="T2">The Calculus of Conventional War: Dynamic Analysis Without Lanchester Theory</text:span><text:span text:style-name="T4">. These values can be over written as needed by the user.</text:span></text:p>
      <text:p text:style-name="P11"><text:span text:style-name="T4">Variables that are needed, but will be filled as the program runs:</text:span></text:p>
      <text:list xml:id="list165406634113501" text:continue-numbering="true" text:style-name="L1">
        <text:list-item>
          <text:p text:style-name="P4">Attacker’s ground prosecution rate per day (in code as AGP)</text:p>
        </text:list-item>
        <text:list-item>
          <text:p text:style-name="P4">Attacker’s ground-to-ground lethality attrition rate per day (in code as <text:span text:style-name="T3">a</text:span>)</text:p>
        </text:list-item>
        <text:list-item>
          <text:p text:style-name="P10"><text:span text:style-name="T7">Attacker’s total ground-lethality attrition rate per day (in code as Aat)</text:span></text:p>
        </text:list-item>
        <text:list-item>
          <text:p text:style-name="P8"><text:span text:style-name="T7">Defender’s threshold attrition rate; the value beyond which withdrawal begins (in code as Dleth)</text:span></text:p>
        </text:list-item>
        <text:list-item>
          <text:p text:style-name="P8"><text:span text:style-name="T7">Defender’s rate of withdrawal in kilometers per day (in code as Dwith)</text:span></text:p>
        </text:list-item>
        <text:list-item>
          <text:p text:style-name="P10"><text:span text:style-name="T6">D</text:span><text:span text:style-name="T4">efensive ground lethality killed by Attacker’s CAS on the </text:span><text:span text:style-name="T2">t</text:span><text:span text:style-name="T4">th day </text:span><text:span text:style-name="T6">(in code as </text:span><text:span text:style-name="T4">ACAS</text:span><text:span text:style-name="T6">)</text:span></text:p>
        </text:list-item>
        <text:list-item>
          <text:p text:style-name="P9"><text:span text:style-name="T6">A</text:span><text:span text:style-name="T4">ttacking ground lethality killed by Defender’s CAS on the </text:span><text:span text:style-name="T2">t</text:span><text:span text:style-name="T4">th day </text:span><text:span text:style-name="T6">(in code as </text:span><text:span text:style-name="T4">DCAS</text:span><text:span text:style-name="T6">)</text:span></text:p>
        </text:list-item>
      </text:list>
      <text:p text:style-name="P12"><text:span text:style-name="T6">T</text:span><text:span text:style-name="T4">he following functions are needed to calculate various values as the program runs:</text:span></text:p>
      <text:list xml:id="list7582465081081374716" text:style-name="L2">
        <text:list-item>
          <text:p text:style-name="P13"><text:span text:style-name="T4">A1 calculates Attacker’s ground lethality survival rate (AGL)</text:span></text:p>
        </text:list-item>
        <text:list-item>
          <text:p text:style-name="P13"><text:span text:style-name="T4">A2 calculates the Defender's ground lethality (DGL)</text:span></text:p>
        </text:list-item>
        <text:list-item>
          <text:p text:style-name="P13"><text:span text:style-name="T4">A3 calculates Attacker's ground-to-ground lethality attrition (variable a)</text:span></text:p>
        </text:list-item>
        <text:list-item>
          <text:p text:style-name="P13"><text:span text:style-name="T4">A4 calculates the Defender's rate of withdrawal each day (Dwith)</text:span></text:p>
        </text:list-item>
        <text:list-item>
          <text:p text:style-name="P13"><text:span text:style-name="T4">A5 calculates Defender's total ground-lethality attrition (Dleth)</text:span></text:p>
        </text:list-item>
        <text:list-item>
          <text:p text:style-name="P14"><text:span text:style-name="T4">A6 will determine the attacker's ground prosecution rate / day (AGP)</text:span></text:p>
        </text:list-item>
        <text:list-item>
          <text:p text:style-name="P14"><text:span text:style-name="T4"><text:s/></text:span><text:span text:style-name="T8">A7 calculates attacker's total ground lethality attrition / day (Aat)</text:span></text:p>
        </text:list-item>
        <text:list-item>
          <text:p text:style-name="P13"><text:span text:style-name="T4">A10 calculates Attacker's ground lethality killed by Defender's CAS (DCAS)</text:span></text:p>
        </text:list-item>
        <text:list-item>
          <text:p text:style-name="P15"><text:span text:style-name="T4">A11 </text:span><text:span text:style-name="T9">calculates </text:span><text:span text:style-name="T4">Defend</text:span><text:span text:style-name="T9">er's ground lethality killed by </text:span><text:span text:style-name="T4">Attack</text:span><text:span text:style-name="T9">er's CAS (</text:span><text:span text:style-name="T4">A</text:span><text:span text:style-name="T9">CAS)</text:span></text:p>
        </text:list-item>
        <text:list-item>
          <text:p text:style-name="P15"><text:span text:style-name="T9">A</text:span><text:span text:style-name="T4">12 calculates the Defender’s surviving aircraft (Da)</text:span></text:p>
        </text:list-item>
        <text:list-item>
          <text:p text:style-name="P15"><text:span text:style-name="T4">A13 calculates the Attacker’s surviving aircraft (Aa)</text:span></text:p>
        </text:list-item>
      </text:list>
      <text:p text:style-name="P16"><text:span text:style-name="T4"/></text:p>
      <text:h text:style-name="P23" text:outline-level="2">User Interface:</text:h>
      <text:p text:style-name="P16">The user will load the program into their SML REPL by using the “use” command. The full command will be: use “proj1.sml”. If the user wishes to <text:span text:style-name="T11">use the pre-programmed variables (Epstein’s simulation), </text:span><text:soft-page-break/><text:span text:style-name="T11">then the can continue the the next step. If the user wishes to redeclare the variables, then they may do so using the proper SML commands (i.e. val AGL = 150000.0).</text:span></text:p>
      <text:p text:style-name="P17">Once the variables that are desired are inputted, the user will then run the simulation one day at a time by typing: use “runSim.sml”. The user will then enter the same command repeatedly until they have gotten to the stage in the simulation they are looking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15:08:31.895023774</meta:creation-date>
    <dc:date>2018-06-24T16:54:05.896309866</dc:date>
    <meta:editing-duration>PT2M52S</meta:editing-duration>
    <meta:editing-cycles>1</meta:editing-cycles>
    <meta:document-statistic meta:table-count="0" meta:image-count="0" meta:object-count="0" meta:page-count="4" meta:paragraph-count="48" meta:word-count="682" meta:character-count="4041" meta:non-whitespace-character-count="3439"/>
    <meta:generator>LibreOffice/5.1.6.2$Linux_X86_64 LibreOffice_project/10m0$Build-2</meta:generator>
  </office:meta>
</office:document-meta>
</file>